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7cm" svg:height="8.645cm" svg:x="0.03cm" svg:y="0.8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42:06.236041350</dc:date>
    <meta:editing-duration>PT2M56S</meta:editing-duration>
    <meta:editing-cycles>16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71cm" svg:height="8.646cm" xlink:href="." xlink:type="simple" chart:class="chart:scatter" chart:style-name="ch1">
        <chart:plot-area chart:style-name="ch2" chart:data-source-has-labels="both" svg:x="0.307cm" svg:y="0.172cm" svg:width="14.757cm" svg:height="8.302cm">
          <chartooo:coordinate-region svg:x="0.849cm" svg:y="0.371cm" svg:width="14.121cm" svg:height="7.90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